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Calibri" svg:font-family="Calibri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2.87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line-through-mode="continuous" style:font-name-asian="Bitstream Vera Sans1" style:font-size-asian="6.80000019073486pt" style:language-asian="en" style:country-asian="US" style:font-style-asian="normal" style:font-weight-asian="normal" style:font-name-complex="Calibri" style:font-size-complex="6.25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2pt" fo:language="es" fo:country="MX" fo:font-style="normal" fo:text-shadow="none" style:text-underline-style="none" fo:font-weight="normal" style:text-underline-mode="continuous" style:text-line-through-mode="continuous" style:font-name-asian="Bitstream Vera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 style:data-style-name="N11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line-through-mode="continuous" style:font-name-asian="Bitstream Vera Sans1" style:font-size-asian="6.80000019073486pt" style:language-asian="en" style:country-asian="US" style:font-style-asian="normal" style:font-weight-asian="normal" style:font-name-complex="Calibri" style:font-size-complex="6.25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109"/>
    <style:style style:name="ce5" style:family="table-cell" style:parent-style-name="Default" style:data-style-name="N107"/>
    <style:style style:name="ce6" style:family="table-cell" style:parent-style-name="Default" style:data-style-name="N108"/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line-through-mode="continuous" style:font-name-asian="Bitstream Vera Sans1" style:font-size-asian="6.80000019073486pt" style:language-asian="en" style:country-asian="US" style:font-style-asian="normal" style:font-weight-asian="normal" style:font-name-complex="Calibri" style:font-size-complex="6.25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 style:data-style-name="N11">
      <style:table-cell-properties style:text-align-source="fix" style:repeat-content="false" fo:border="0.002cm solid #000000"/>
      <style:paragraph-properties fo:text-align="center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line-through-mode="continuous" style:font-name-asian="Bitstream Vera Sans1" style:font-size-asian="6.80000019073486pt" style:language-asian="en" style:country-asian="US" style:font-style-asian="normal" style:font-weight-asian="normal" style:font-name-complex="Calibri" style:font-size-complex="6.25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>
            <text:p>Escenarios</text:p>
          </table:table-cell>
          <table:table-cell table:style-name="ce1" office:value-type="string">
            <text:p>Activo A</text:p>
          </table:table-cell>
          <table:table-cell table:style-name="ce1" office:value-type="string">
            <text:p>Activo B</text:p>
          </table:table-cell>
          <table:table-cell table:style-name="ce1" office:value-type="string">
            <text:p>Activo C</text:p>
          </table:table-cell>
          <table:table-cell table:style-name="ce1" office:value-type="string">
            <text:p>Activo D</text:p>
          </table:table-cell>
          <table:table-cell table:style-name="ce7" office:value-type="string">
            <text:p>Probabilidad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Recesión</text:p>
          </table:table-cell>
          <table:table-cell table:style-name="ce3" office:value-type="percentage" office:value="-0.03">
            <text:p>-3.00%</text:p>
          </table:table-cell>
          <table:table-cell table:style-name="ce3" office:value-type="percentage" office:value="0.02">
            <text:p>2.00%</text:p>
          </table:table-cell>
          <table:table-cell table:style-name="ce3" office:value-type="percentage" office:value="0.05">
            <text:p>5.00%</text:p>
          </table:table-cell>
          <table:table-cell table:style-name="ce3" office:value-type="percentage" office:value="0.16">
            <text:p>16.00%</text:p>
          </table:table-cell>
          <table:table-cell table:style-name="ce8" office:value-type="percentage" office:value="0.3">
            <text:p>30.00%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Normal</text:p>
          </table:table-cell>
          <table:table-cell table:style-name="ce3" office:value-type="percentage" office:value="0.13">
            <text:p>13.00%</text:p>
          </table:table-cell>
          <table:table-cell table:style-name="ce3" office:value-type="percentage" office:value="0.1">
            <text:p>10.00%</text:p>
          </table:table-cell>
          <table:table-cell table:style-name="ce3" office:value-type="percentage" office:value="0.08">
            <text:p>8.00%</text:p>
          </table:table-cell>
          <table:table-cell table:style-name="ce3" office:value-type="percentage" office:value="0.04">
            <text:p>4.00%</text:p>
          </table:table-cell>
          <table:table-cell table:style-name="ce8" office:value-type="percentage" office:value="0.5">
            <text:p>50.00%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Aceleración</text:p>
          </table:table-cell>
          <table:table-cell table:style-name="ce3" office:value-type="percentage" office:value="0.28">
            <text:p>28.00%</text:p>
          </table:table-cell>
          <table:table-cell table:style-name="ce3" office:value-type="percentage" office:value="0.2">
            <text:p>20.00%</text:p>
          </table:table-cell>
          <table:table-cell table:style-name="ce3" office:value-type="percentage" office:value="0.25">
            <text:p>25.00%</text:p>
          </table:table-cell>
          <table:table-cell table:style-name="ce3" office:value-type="percentage" office:value="0.08">
            <text:p>8.00%</text:p>
          </table:table-cell>
          <table:table-cell table:style-name="ce8" office:value-type="percentage" office:value="0.2">
            <text:p>20.00%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3">
          <table:table-cell/>
          <table:table-cell table:style-name="ce2" office:value-type="string" table:number-columns-spanned="6" table:number-rows-spanned="1">
            <text:p><text:s/>1. <text:s/>Calcular el rendimiento esperado y la desviación estándar del activo B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</text:p>
          </table:table-cell>
          <table:table-cell office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style-name="ce4" table:formula="of:=SUMPRODUCT([.D3:.D5];[.G3:.G5])" office:value-type="float" office:value="0.096">
            <text:p>0.096000</text:p>
          </table:table-cell>
          <table:table-cell table:style-name="ce4" table:formula="of:=SQRT(([.D3]^2)*[.G3]+([.D4]^2)*[.G4]+([.D5]^2)*[.G5] - [.D9]^2)" office:value-type="float" office:value="0.0624819974072533">
            <text:p>0.062482</text:p>
          </table:table-cell>
          <table:table-cell/>
          <table:table-cell table:style-name="ce4" table:number-columns-repeated="3"/>
        </table:table-row>
        <table:table-row table:style-name="ro1">
          <table:table-cell table:number-columns-repeated="9"/>
        </table:table-row>
        <table:table-row table:style-name="ro4">
          <table:table-cell/>
          <table:table-cell table:style-name="ce2" office:value-type="string" table:number-columns-spanned="6" table:number-rows-spanned="1">
            <text:p>2. Si se invirtieran $60,000 en el activo A y $20,000 en el activo B formando una cartera, calcular el rendimiento esperado y la desviación estándar de la misma.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E</text:p>
          </table:table-cell>
          <table:table-cell office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style-name="ce5" table:formula="of:=SUMPRODUCT([.C3:.C5];[.G3:.G5])" office:value-type="float" office:value="0.112">
            <text:p>0.1120</text:p>
          </table:table-cell>
          <table:table-cell table:style-name="ce5" table:formula="of:=SQRT(([.C3]^2)*[.G3]+([.C4]^2)*[.G4]+([.C5]^2)*[.G5] - [.D9]^2)" office:value-type="float" office:value="0.123223374405995">
            <text:p>0.12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style-name="ce5" table:formula="of:=SUMPRODUCT([.D3:.D5];[.G3:.G5])" office:value-type="float" office:value="0.096">
            <text:p>0.0960</text:p>
          </table:table-cell>
          <table:table-cell table:style-name="ce5" table:formula="of:=SQRT(([.D3]^2)*[.G3]+([.D4]^2)*[.G4]+([.D5]^2)*[.G5] - [.D9]^2)" office:value-type="float" office:value="0.0624819974072533">
            <text:p>0.06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artera</text:p>
          </table:table-cell>
          <table:table-cell table:style-name="ce5" table:formula="of:=(60000*[.D14]+20000*[.D15])/(60000+20000)" office:value-type="float" office:value="0.108">
            <text:p>0.1080</text:p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5">
          <table:table-cell/>
          <table:table-cell table:style-name="ce2" office:value-type="string" table:number-columns-spanned="6" table:number-rows-spanned="1">
            <text:p>3. Se invierten 10%, 20%, 25% y 45% en A, B, C y D respectivamente para formar una cartera, determinar el rendimiento esperado y la desviación estándar de la cartera.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%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style-name="ce6" office:value-type="float" office:value="0.1">
            <text:p>0.10000</text:p>
          </table:table-cell>
          <table:table-cell table:style-name="ce6" table:formula="of:=SUMPRODUCT([.C3:.C5];[.$G$3:.$G$5])" office:value-type="float" office:value="0.112">
            <text:p>0.11200</text:p>
          </table:table-cell>
          <table:table-cell table:style-name="ce6" table:formula="of:=SQRT(([.C3]^2)*[.G3]+([.C4]^2)*[.G4]+([.C5]^2)*[.G5] - [.E21]^2)" office:value-type="float" office:value="0.10888526071053">
            <text:p>0.108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style-name="ce6" office:value-type="float" office:value="0.2">
            <text:p>0.20000</text:p>
          </table:table-cell>
          <table:table-cell table:style-name="ce6" table:formula="of:=SUMPRODUCT([.D3:.D5];[.$G$3:.$G$5])" office:value-type="float" office:value="0.096">
            <text:p>0.09600</text:p>
          </table:table-cell>
          <table:table-cell table:style-name="ce6" table:formula="of:=SQRT(([.D3]^2)*[.G3]+([.D4]^2)*[.G4]+([.D5]^2)*[.G5] - [.E22]^2)" office:value-type="float" office:value="0.0624819974072533">
            <text:p>0.062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style-name="ce6" office:value-type="float" office:value="0.25">
            <text:p>0.25000</text:p>
          </table:table-cell>
          <table:table-cell table:style-name="ce6" table:formula="of:=SUMPRODUCT([.E3:.E5];[.$G$3:.$G$5])" office:value-type="float" office:value="0.105">
            <text:p>0.10500</text:p>
          </table:table-cell>
          <table:table-cell table:style-name="ce6" table:formula="of:=SQRT(([.E3]^2)*[.G3]+([.E4]^2)*[.G4]+([.E5]^2)*[.G5] - [.E23]^2)" office:value-type="float" office:value="0.0736545993132812">
            <text:p>0.073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</text:p>
          </table:table-cell>
          <table:table-cell table:style-name="ce6" office:value-type="float" office:value="0.45">
            <text:p>0.45000</text:p>
          </table:table-cell>
          <table:table-cell table:style-name="ce6" table:formula="of:=SUMPRODUCT([.F3:.F5];[.$G$3:.$G$5])" office:value-type="float" office:value="0.084">
            <text:p>0.08400</text:p>
          </table:table-cell>
          <table:table-cell table:style-name="ce6" table:formula="of:=SQRT(([.F3]^2)*[.G3]+([.F4]^2)*[.G4]+([.F5]^2)*[.G5] - [.E24]^2)" office:value-type="float" office:value="0.052">
            <text:p>0.052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artera</text:p>
          </table:table-cell>
          <table:table-cell table:style-name="ce6" office:value-type="float" office:value="1">
            <text:p>1.00000</text:p>
          </table:table-cell>
          <table:table-cell table:style-name="ce6" table:formula="of:=SUMPRODUCT([.D21:.D24];[.E21:.E24])" office:value-type="float" office:value="0.09445">
            <text:p>0.09445</text:p>
          </table:table-cell>
          <table:table-cell table:style-name="ce6"/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5">
          <table:table-cell/>
          <table:table-cell table:style-name="ce2" office:value-type="string" table:number-columns-spanned="5" table:number-rows-spanned="1">
            <text:p>4. Si conformas una cartera con los activos A y B, calcular los porcentajes que hacen que se minimice la desviación estándar de la cartera, y calcular el rendimiento esperado de la misma.</text:p>
          </table:table-cell>
          <table:covered-table-cell table:number-columns-repeated="4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Calibri" svg:font-family="Calibri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MX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5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9">19/04/2009</text:date>, <text:time>00:1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8T23:07:47</meta:creation-date>
    <dc:date>2009-04-19T00:17:46</dc:date>
    <meta:editing-duration>PT00H09M17S</meta:editing-duration>
    <meta:editing-cycles>1</meta:editing-cycles>
    <meta:document-statistic meta:table-count="3" meta:cell-count="65" meta:object-count="0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